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fill="hatch" draw:fill-hatch-name="Black_20_45_20_Degrees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hatch" draw:fill-hatch-name="Red_20_Crossed_20_45_20_Degrees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4cm" fo:min-width="4.1cm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hatch" draw:fill-hatch-name="Black_20_45_20_Degrees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hatch" draw:fill-hatch-name="Red_20_Crossed_20_45_20_Degrees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5pt" style:font-size-asian="15pt" style:font-size-complex="15pt"/>
    </style:style>
    <style:style style:name="P6" style:family="paragraph">
      <loext:graphic-properties draw:fill="solid" draw:fill-color="#ffffcc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sub 58%" fo:font-size="15pt" style:font-size-asian="15pt" style:font-size-complex="15pt"/>
    </style:style>
    <style:style style:name="T3" style:family="text">
      <style:text-properties style:text-position="0% 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8cm" svg:height="10.4cm" svg:x="2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10.2cm" svg:x="2.2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686cm" svg:height="0.385cm" svg:x="2.014cm" svg:y="14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42cm" svg:height="5.985cm" svg:x="4.258cm" svg:y="8.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742cm" svg:height="1.014cm" svg:x="2.6cm" svg:y="18cm">
          <draw:text-box>
            <text:p text:style-name="P4"><text:span text:style-name="T1">T</text:span><text:span text:style-name="T2">1</text:span><text:span text:style-name="T1">, P</text:span><text:span text:style-name="T2">1</text:span><text:span text:style-name="T1">, V</text:span><text:span text:style-name="T2">1</text:span><text:span text:style-name="T3">, n</text:span></text:p>
          </draw:text-box>
        </draw:frame>
        <draw:custom-shape draw:style-name="gr1" draw:text-style-name="P1" draw:layer="layout" svg:width="4.8cm" svg:height="10.4cm" svg:x="7.8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10.2cm" svg:x="8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686cm" svg:height="0.385cm" svg:x="7.814cm" svg:y="17.3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42cm" svg:height="5.985cm" svg:x="10.058cm" svg:y="11.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742cm" svg:height="1.014cm" svg:x="8.4cm" svg:y="18cm">
          <draw:text-box>
            <text:p text:style-name="P4"><text:span text:style-name="T1">T</text:span><text:span text:style-name="T2">2</text:span><text:span text:style-name="T1">, P</text:span><text:span text:style-name="T2">2</text:span><text:span text:style-name="T1">, V</text:span><text:span text:style-name="T2">2</text:span><text:span text:style-name="T3">, n</text:span></text:p>
          </draw:text-box>
        </draw:frame>
        <draw:custom-shape draw:style-name="gr1" draw:text-style-name="P1" draw:layer="layout" svg:width="4.8cm" svg:height="10.4cm" svg:x="13.6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cm" svg:height="10.2cm" svg:x="13.8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686cm" svg:height="0.385cm" svg:x="13.614cm" svg:y="14.4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42cm" svg:height="5.985cm" svg:x="15.858cm" svg:y="8.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742cm" svg:height="1.014cm" svg:x="14.2cm" svg:y="18cm">
          <draw:text-box>
            <text:p text:style-name="P4"><text:span text:style-name="T1">T</text:span><text:span text:style-name="T2">1</text:span><text:span text:style-name="T1">, P</text:span><text:span text:style-name="T2">1</text:span><text:span text:style-name="T1">, V</text:span><text:span text:style-name="T2">1</text:span><text:span text:style-name="T3">, n</text:span></text:p>
          </draw:text-box>
        </draw:frame>
        <draw:custom-shape draw:style-name="gr2" draw:text-style-name="P2" draw:layer="layout" svg:width="0.8cm" svg:height="12cm" svg:x="18.8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12cm" svg:x="1cm" svg:y="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1cm" svg:x="18.8cm" svg:y="18.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513cm" svg:height="0.962cm" svg:x="3.023cm" svg:y="7.168cm">
          <draw:text-box>
            <text:p>State 1</text:p>
          </draw:text-box>
        </draw:frame>
        <draw:frame draw:style-name="gr6" draw:text-style-name="P7" draw:layer="layout" svg:width="2.513cm" svg:height="0.962cm" svg:x="8.924cm" svg:y="7.168cm">
          <draw:text-box>
            <text:p>State 2</text:p>
          </draw:text-box>
        </draw:frame>
        <draw:frame draw:style-name="gr6" draw:text-style-name="P7" draw:layer="layout" svg:width="2.513cm" svg:height="0.962cm" svg:x="14.625cm" svg:y="7.168cm">
          <draw:text-box>
            <text:p>State 3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erson Gomes</meta:initial-creator>
    <meta:creation-date>2016-02-11T16:20:25</meta:creation-date>
    <dc:date>2016-12-23T22:37:55.482401534</dc:date>
    <meta:editing-duration>PT5M11S</meta:editing-duration>
    <meta:editing-cycles>4</meta:editing-cycles>
    <meta:generator>LibreOffice/5.1.4.2$Linux_X86_64 LibreOffice_project/10m0$Build-2</meta:generator>
    <meta:document-statistic meta:object-count="44"/>
  </office:meta>
</office:document-meta>
</file>